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Výchozí">
        <draw:frame draw:style-name="gr1" draw:layer="layout" svg:width="12.74cm" svg:height="11.147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2-09T10:47:52</meta:creation-date>
    <dc:date>2010-12-09T10:53:24</dc:date>
    <meta:editing-duration>PT00H05M33S</meta:editing-duration>
    <meta:editing-cycles>3</meta:editing-cycles>
    <meta:generator>OpenOffice.org/3.2$Unix OpenOffice.org_project/320m19$Build-9505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741cm" svg:height="11.148cm" xlink:href="." chart:class="chart:bar" chart:style-name="ch1">
        <chart:legend chart:legend-position="end" svg:x="10.62cm" svg:y="5.105cm" chart:style-name="ch2"/>
        <chart:plot-area chart:style-name="ch3" chart:data-source-has-labels="both" svg:x="0.254cm" svg:y="0.222cm" svg:width="10.113cm" svg:height="10.482cm">
          <chart:axis chart:dimension="x" chart:name="primary-x" chart:style-name="ch4"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finiband</text:p>
              </table:table-cell>
              <table:table-cell office:value-type="string">
                <text:p>Ethern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22">
                <text:p>1322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6">
                <text:p>976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2">
                <text:p>592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0">
                <text:p>330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7">
                <text:p>217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3">
                <text:p>183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1">
                <text:p>171</text:p>
              </table:table-cell>
              <table:table-cell office:value-type="float" office:value="665">
                <text:p>6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